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3903" officeooo:paragraph-rsid="00093903"/>
    </style:style>
    <style:style style:name="P2" style:family="paragraph" style:parent-style-name="Standard">
      <style:text-properties officeooo:rsid="00096d68" officeooo:paragraph-rsid="00096d6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9401" officeooo:paragraph-rsid="0009940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b718" officeooo:paragraph-rsid="0009b718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96d68" officeooo:paragraph-rsid="00096d68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99401" officeooo:paragraph-rsid="00099401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96d68" officeooo:paragraph-rsid="00096d6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99401" officeooo:paragraph-rsid="00096d6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99401" officeooo:paragraph-rsid="0009940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9401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0ab8ec"/>
    </style:style>
    <style:style style:name="T8" style:family="text">
      <style:text-properties officeooo:rsid="000b7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Utilidades</text:span> de las <text:span text:style-name="T1">redes</text:span>:compartir recursos, eliminar distancias, + confianza, elegir forma de trabajo, - costes, escalar sistemas, comunicaciones inmediatas, videoconferencias ,mails, ocio, e-commerce</text:p>
      <text:p text:style-name="P1"/>
      <text:p text:style-name="P1"><text:span text:style-name="T4">Modelo</text:span>:fuente-transmisor-sistema de <text:span text:style-name="T7">transmisión</text:span>-receptor-destino</text:p>
      <text:p text:style-name="P1"/>
      <text:p text:style-name="P1"><text:span text:style-name="T4">tareas del sistem</text:span>a: utilización del sistema de transmisión, multiplixación, establecer interfaz con el medio de transmisión, generación de la señal adaptada al medio, mecanismos de sincronización, gestión del intercambio, detección y corrección de errores, control de fl<text:span text:style-name="T8">u</text:span>jo, direccionamiento, encaminamiento, recuperación, formato de mensajes, seguridad, gestión de red</text:p>
      <text:p text:style-name="P1"/>
      <text:p text:style-name="P1"><text:span text:style-name="T4">se usan redes y no punto a punto por</text:span>: distancias, tiempo de comunicación real, escalabilidad de sistemas, criterios económicos</text:p>
      <text:p text:style-name="P1"/>
      <text:p text:style-name="P2"><text:span text:style-name="T4">clasificación de redes en base a la tecnología de transmisión</text:span>: redes de difusión, punto a punto, conmutación</text:p>
      <text:p text:style-name="P2"/>
      <text:p text:style-name="P2"><text:span text:style-name="T4">clasificación de redes en base a su alcance</text:span>: LAN, MAN, WAN , WLAN, inalámbricas, satélite</text:p>
      <text:p text:style-name="P2"/>
      <text:p text:style-name="P2"><text:span text:style-name="T1">Protocolos</text:span>: normas que determinan el formato y transmisión de datos.</text:p>
      <text:p text:style-name="P2"/>
      <text:p text:style-name="P2"><text:span text:style-name="T4">Tipos</text:span>: directos(p a p)/indirectos(red), monolíticos(1 prot x proceso)/estructurados(n prot x proc), simétrico(entidades pares)/asimétricos(impares), estándar(mayoría)/propietario(uso particular)</text:p>
      <text:p text:style-name="P2"/>
      <text:p text:style-name="P2"><text:span text:style-name="T4">Funciones</text:span>: encapsular, segmentar y ensamblar, control de conexión, entrega en orden, control de flujo, control de errores, direccionamiento, multiplexación, servicios de transmisión</text:p>
      <text:p text:style-name="P1"/>
      <text:p text:style-name="P5">Estándares: <text:span text:style-name="T2">sirven para crear y mantener un mercado abierto y competitivo entre fabricantes y garantizar la interoperabilidad de datos.</text:span></text:p>
      <text:p text:style-name="P7"/>
      <text:p text:style-name="P5"><text:span text:style-name="T5">Tipos</text:span><text:span text:style-name="T2">:de facto(por difusión), de jure(legislados oficialmente)</text:span></text:p>
      <text:p text:style-name="P5"><text:span text:style-name="T5">Organizaciones</text:span><text:span text:style-name="T2">: ISO(encargada del OSI), ITU-T, ISOC</text:span><text:span text:style-name="T3">(protocolo TCP/IP)</text:span></text:p>
      <text:p text:style-name="P8"/>
      <text:p text:style-name="P6">Modelos de red:<text:span text:style-name="T2">protocolos organizados en arquitecturas</text:span></text:p>
      <text:p text:style-name="P9"/>
      <text:p text:style-name="P6"><text:span text:style-name="T5">Arquitectura protocolos</text:span><text:span text:style-name="T2">: módulos que realizan tareas para desarrollar comunicación entre sistemas</text:span></text:p>
      <text:p text:style-name="P6"><text:span text:style-name="T5">Capa de la arquitectura</text:span><text:span text:style-name="T2">: cada módulo y sus tareas</text:span></text:p>
      <text:p text:style-name="P6"><text:span text:style-name="T5">Arquitectura de red</text:span><text:span text:style-name="T2">: capas y protocolos de una red</text:span></text:p>
      <text:p text:style-name="P9"/>
      <text:p text:style-name="P6"><text:span text:style-name="T5">Necesidad de arquitectura de protocolos</text:span><text:span text:style-name="T2">:</text:span></text:p>
      <text:p text:style-name="P9"/>
      <text:p text:style-name="P6"><text:span text:style-name="T5">Modelo de 3 capas</text:span><text:span text:style-name="T2">:acceso a red, transporte y aplicación</text:span></text:p>
      <text:p text:style-name="P9"/>
      <text:p text:style-name="P3"><text:span text:style-name="T2">Modelos normalizado:</text:span><text:span text:style-name="T6">OSI(7 capas), TCP-IP(5)</text:span></text:p>
      <text:p text:style-name="P3"><text:span text:style-name="T2">Capas OSI</text:span><text:span text:style-name="T6">:Física, enlace, red, transporte, sesión, presentación, aplicación</text:span></text:p>
      <text:p text:style-name="P3"><text:span text:style-name="T2">Capas TCP-IP</text:span><text:span text:style-name="T6">:Aplicación, extremo-a-extremo, Internet, acceso a la red, física</text:span></text:p>
      <text:p text:style-name="P9"/>
      <text:p text:style-name="P4"><text:span text:style-name="T2">TCP-IP &gt; OSI</text:span><text:span text:style-name="T6">: antes, asumido por el DoD, Internet y www, 90% escritorios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9:07:39.308000000</dc:date>
    <meta:editing-duration>PT1H51M40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2" meta:word-count="286" meta:character-count="2277" meta:non-whitespace-character-count="2013"/>
  </office:meta>
</office:document-meta>
</file>